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opacity-name="" draw:textarea-horizontal-align="justify" draw:textarea-vertical-align="middle" draw:auto-grow-height="false" fo:min-height="0.591cm" fo:min-width="7.347cm"/>
      <style:paragraph-properties style:writing-mode="lr-tb"/>
    </style:style>
    <style:style style:name="gr2" style:family="graphic" style:parent-style-name="standard">
      <style:graphic-properties draw:opacity="0%" draw:opacity-name="" draw:textarea-horizontal-align="justify" draw:textarea-vertical-align="middle" draw:auto-grow-height="false" fo:min-height="0.67cm" fo:min-width="10.496cm"/>
      <style:paragraph-properties style:writing-mode="lr-tb"/>
    </style:style>
    <style:style style:name="gr3" style:family="graphic" style:parent-style-name="standard">
      <style:graphic-properties draw:opacity="0%" draw:opacity-name="" draw:textarea-horizontal-align="justify" draw:textarea-vertical-align="middle" draw:auto-grow-height="false" fo:min-height="0.868cm" fo:min-width="15.692cm"/>
      <style:paragraph-properties style:writing-mode="lr-tb"/>
    </style:style>
    <style:style style:name="gr4" style:family="graphic" style:parent-style-name="standard">
      <style:graphic-properties draw:opacity="0%" draw:opacity-name="" draw:textarea-horizontal-align="justify" draw:textarea-vertical-align="middle" draw:auto-grow-height="false" fo:min-height="1.24cm" fo:min-width="8.39cm"/>
      <style:paragraph-properties style:writing-mode="lr-tb"/>
    </style:style>
    <style:style style:name="gr5" style:family="graphic" style:parent-style-name="standard">
      <style:graphic-properties draw:opacity="0%" draw:opacity-name="" draw:textarea-horizontal-align="justify" draw:textarea-vertical-align="middle" draw:auto-grow-height="false" fo:min-height="1.355cm" fo:min-width="3.31cm"/>
      <style:paragraph-properties style:writing-mode="lr-tb"/>
    </style:style>
    <style:style style:name="gr6" style:family="graphic" style:parent-style-name="standard">
      <style:graphic-properties draw:opacity="0%" draw:opacity-name="" draw:textarea-horizontal-align="justify" draw:textarea-vertical-align="middle" draw:auto-grow-height="false" fo:min-height="0.682cm" fo:min-width="4.215cm"/>
      <style:paragraph-properties style:writing-mode="lr-tb"/>
    </style:style>
    <style:style style:name="gr7" style:family="graphic" style:parent-style-name="standard">
      <style:graphic-properties draw:opacity="0%" draw:opacity-name="" draw:textarea-horizontal-align="justify" draw:textarea-vertical-align="middle" draw:auto-grow-height="false" fo:min-height="0.703cm" fo:min-width="7.437cm"/>
      <style:paragraph-properties style:writing-mode="lr-tb"/>
    </style:style>
    <style:style style:name="gr8" style:family="graphic" style:parent-style-name="standard">
      <style:graphic-properties draw:opacity="0%" draw:opacity-name="" draw:textarea-horizontal-align="justify" draw:textarea-vertical-align="middle" draw:auto-grow-height="false" fo:min-height="0.752cm" fo:min-width="6.564cm"/>
      <style:paragraph-properties style:writing-mode="lr-tb"/>
    </style:style>
    <style:style style:name="gr9" style:family="graphic" style:parent-style-name="standard">
      <style:graphic-properties draw:opacity="0%" draw:opacity-name="" draw:textarea-horizontal-align="justify" draw:textarea-vertical-align="middle" draw:auto-grow-height="false" fo:min-height="0.649cm" fo:min-width="0.624cm"/>
      <style:paragraph-properties style:writing-mode="lr-tb"/>
    </style:style>
    <style:style style:name="gr10" style:family="graphic" style:parent-style-name="standard">
      <style:graphic-properties draw:opacity="0%" draw:opacity-name="" draw:textarea-horizontal-align="justify" draw:textarea-vertical-align="middle" draw:auto-grow-height="false" fo:min-height="1.02cm" fo:min-width="4.898cm"/>
      <style:paragraph-properties style:writing-mode="lr-tb"/>
    </style:style>
    <style:style style:name="gr11" style:family="graphic" style:parent-style-name="standard">
      <style:graphic-properties draw:opacity="0%" draw:opacity-name="" draw:textarea-horizontal-align="justify" draw:textarea-vertical-align="middle" draw:auto-grow-height="false" fo:min-height="1.467cm" fo:min-width="4.702cm"/>
      <style:paragraph-properties style:writing-mode="lr-tb"/>
    </style:style>
    <style:style style:name="gr12" style:family="graphic" style:parent-style-name="objectwithoutfill">
      <style:graphic-properties draw:marker-end="Arrowheads_20_2" draw:marker-end-width="0.3cm" draw:fill="none" draw:opacity="0%" draw:opacity-name="" draw:textarea-vertical-align="middle"/>
    </style:style>
    <style:style style:name="gr13" style:family="graphic" style:parent-style-name="objectwithoutfill">
      <style:graphic-properties draw:marker-end="Arrowheads_20_3" draw:marker-end-width="0.3cm" draw:fill="none" draw:opacity="0%" draw:opacity-name="" draw:textarea-vertical-align="middle"/>
    </style:style>
    <style:style style:name="gr14" style:family="graphic" style:parent-style-name="objectwithoutfill">
      <style:graphic-properties draw:marker-end="Arrowheads_20_4" draw:marker-end-width="0.3cm" draw:fill="none" draw:opacity="0%" draw:opacity-name="" draw:textarea-vertical-align="middle"/>
    </style:style>
    <style:style style:name="gr15" style:family="graphic" style:parent-style-name="objectwithoutfill">
      <style:graphic-properties draw:marker-end="Arrowheads_20_5" draw:marker-end-width="0.3cm" draw:fill="none" draw:opacity="0%" draw:opacity-name="" draw:textarea-vertical-align="middle"/>
    </style:style>
    <style:style style:name="gr16" style:family="graphic" style:parent-style-name="objectwithoutfill">
      <style:graphic-properties draw:marker-end="Arrowheads_20_6" draw:marker-end-width="0.3cm" draw:fill="none" draw:opacity="0%" draw:opacity-name="" draw:textarea-vertical-align="middle"/>
    </style:style>
    <style:style style:name="gr17" style:family="graphic" style:parent-style-name="objectwithoutfill">
      <style:graphic-properties draw:marker-end="Arrowheads_20_7" draw:marker-end-width="0.3cm" draw:fill="none" draw:opacity="0%" draw:opacity-name="" draw:textarea-vertical-align="middle"/>
    </style:style>
    <style:style style:name="gr18" style:family="graphic" style:parent-style-name="objectwithoutfill">
      <style:graphic-properties draw:marker-end="Arrowheads_20_9" draw:marker-end-width="0.3cm" draw:fill="none" draw:opacity="0%" draw:opacity-name="" draw:textarea-vertical-align="middle"/>
    </style:style>
    <style:style style:name="gr19" style:family="graphic" style:parent-style-name="objectwithoutfill">
      <style:graphic-properties draw:marker-end="Arrowheads_20_10" draw:marker-end-width="0.3cm" draw:fill="none" draw:opacity="0%" draw:opacity-name="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opacity="0%" draw:opacity-name="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opacity="0%" draw:opacity-name="" fo:min-height="1.0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opacity="0%" draw:opacity-name="" fo:min-height="0.38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4" style:family="graphic" style:parent-style-name="standard">
      <style:graphic-properties draw:opacity="1%" draw:textarea-horizontal-align="justify" draw:textarea-vertical-align="middle" draw:auto-grow-height="false" fo:min-height="0.648cm" fo:min-width="3.99cm"/>
      <style:paragraph-properties style:writing-mode="lr-tb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gr26" style:family="graphic" style:parent-style-name="objectwithoutfill">
      <style:graphic-properties draw:marker-end="Arrowheads_20_18" draw:marker-end-width="0.3cm" draw:fill="none" draw:textarea-vertical-align="middle"/>
    </style:style>
    <style:style style:name="gr27" style:family="graphic" style:parent-style-name="standard">
      <style:graphic-properties draw:opacity="0%" draw:textarea-horizontal-align="justify" draw:textarea-vertical-align="middle" draw:auto-grow-height="false" fo:min-height="0.648cm" fo:min-width="0.624cm"/>
    </style:style>
    <style:style style:name="gr28" style:family="graphic" style:parent-style-name="objectwithoutfill">
      <style:graphic-properties draw:marker-end="Arrowheads_20_22" draw:marker-end-width="0.3cm" draw:fill="none" draw:textarea-vertical-align="middle"/>
    </style:style>
    <style:style style:name="gr29" style:family="graphic" style:parent-style-name="objectwithoutfill">
      <style:graphic-properties draw:marker-end="Arrowheads_20_24" draw:marker-end-width="0.3cm" draw:fill="none" draw:textarea-vertical-align="middle"/>
    </style:style>
    <style:style style:name="gr30" style:family="graphic" style:parent-style-name="objectwithoutfill">
      <style:graphic-properties draw:marker-end="Arrowheads_20_25" draw:marker-end-width="0.3cm" draw:fill="none" draw:textarea-vertical-align="middle"/>
    </style:style>
    <style:style style:name="gr31" style:family="graphic" style:parent-style-name="objectwithoutfill">
      <style:graphic-properties draw:marker-end="Arrowheads_20_26" draw:marker-end-width="0.3cm" draw:fill="none" draw:textarea-vertical-align="middle"/>
    </style:style>
    <style:style style:name="gr32" style:family="graphic" style:parent-style-name="objectwithoutfill">
      <style:graphic-properties draw:marker-end="Arrowheads_20_27" draw:marker-end-width="0.3cm" draw:fill="none" draw:textarea-vertical-align="middle"/>
    </style:style>
    <style:style style:name="P1" style:family="paragraph">
      <style:paragraph-properties fo:text-align="center"/>
      <style:text-properties fo:font-size="13pt"/>
    </style:style>
    <style:style style:name="P2" style:family="paragraph">
      <loext:graphic-properties draw:opacity="0%"/>
      <style:paragraph-properties fo:text-align="center"/>
      <style:text-properties fo:font-size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opacity="0%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="none" draw:opacity="0%"/>
      <style:paragraph-properties fo:text-align="center"/>
      <style:text-properties fo:font-size="13pt"/>
    </style:style>
    <style:style style:name="P6" style:family="paragraph">
      <style:text-properties fo:font-size="13pt"/>
    </style:style>
    <style:style style:name="P7" style:family="paragraph">
      <loext:graphic-properties draw:fill="none" draw:fill-color="#ffffff" draw:opacity="0%"/>
      <style:text-properties fo:font-size="13pt"/>
    </style:style>
    <style:style style:name="P8" style:family="paragraph">
      <style:text-properties fo:font-size="13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 draw:fill-color="#ffffff"/>
      <style:text-properties fo:font-size="13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0" style:family="paragraph">
      <loext:graphic-properties draw:opacity="1%"/>
      <style:paragraph-properties fo:text-align="center"/>
      <style:text-properties fo:font-size="13pt"/>
    </style:style>
    <style:style style:name="P11" style:family="paragraph">
      <loext:graphic-properties draw:fill="none"/>
      <style:paragraph-properties fo:text-align="center"/>
      <style:text-properties fo:font-size="13pt"/>
    </style:style>
    <style:style style:name="P12" style:family="paragraph">
      <loext:graphic-properties draw:opacity="0%"/>
      <style:paragraph-properties fo:text-align="center"/>
      <style:text-properties fo:font-size="13pt"/>
    </style:style>
    <style:style style:name="T1" style:family="text">
      <style:text-properties style:font-size-asian="13pt" style:font-size-complex="13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937cm" svg:height="0.931cm" svg:x="6.558cm" svg:y="1.679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7.462cm" svg:height="1.46cm" svg:x="1.635cm" svg:y="3.351cm">
          <text:p text:style-name="P1">Read the value of the half life time period of the nuclei (t) and number of nuclei at start (n)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3" draw:id="id3" draw:layer="layout" svg:width="16.192cm" svg:height="1.118cm" svg:x="2.31cm" svg:y="5.742cm">
          <text:p text:style-name="P1">Probability of decay in next interval (P) = 1 – exp(-0.678/t) and time = 0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8.89cm" svg:height="1.49cm" svg:x="6.08cm" svg:y="14.75cm">
          <text:p text:style-name="P1"><text:s/>Generate a random number, r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7.62cm" svg:height="3.209cm" svg:x="6.715cm" svg:y="16.841cm">
          <text:p text:style-name="P1">If r &lt; 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5" draw:id="id5" draw:layer="layout" svg:width="6.667cm" svg:height="1.316cm" svg:x="7.075cm" svg:y="9.835cm">
          <text:p text:style-name="P1">While loop n != 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" draw:id="id4" draw:layer="layout" svg:width="7.937cm" svg:height="0.953cm" svg:x="6.475cm" svg:y="7.905cm">
          <text:p text:style-name="P1">Open the file for record the decay</text:p>
          <draw:enhanced-geometry svg:viewBox="0 0 21600 21600" draw:type="rectangle" draw:enhanced-path="M 0 0 L 21600 0 21600 21600 0 21600 0 0 Z N"/>
        </draw:custom-shape>
        <draw:custom-shape draw:style-name="gr8" draw:text-style-name="P4" xml:id="id11" draw:id="id11" draw:layer="layout" svg:width="7.064cm" svg:height="1.002cm" svg:x="11.795cm" svg:y="22.223cm">
          <text:p text:style-name="P3"><text:span text:style-name="T1">Write the n and time in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2" draw:id="id12" draw:layer="layout" svg:width="1.588cm" svg:height="1.269cm" draw:transform="skewX (-0.0267035375555133) rotate (-0.0277507351067101) translate (9.419cm 23.455cm)">
          <text:p/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0" draw:text-style-name="P2" xml:id="id8" draw:id="id8" draw:layer="layout" svg:width="5.398cm" svg:height="1.27cm" svg:x="12.595cm" svg:y="20.103cm">
          <text:p text:style-name="P1">Time = time +1</text:p>
          <text:p text:style-name="P1">And n = n -1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5.202cm" svg:height="1.717cm" svg:x="3.418cm" svg:y="20.238cm">
          <text:p text:style-name="P1">Time = time + 1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7.937cm" svg:height="0.931cm" svg:x="5.924cm" svg:y="27.352cm">
          <text:p text:style-name="P1">sto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5" draw:layer="layout" svg:x1="10.526cm" svg:y1="2.61cm" svg:x2="10.366cm" svg:y2="3.351cm" draw:start-shape="id1" draw:start-glue-point="2" draw:end-shape="id2" draw:end-glue-point="5" svg:d="M10526 2610v371h-160v370" svg:viewBox="0 0 161 742">
          <text:p/>
        </draw:connector>
        <draw:connector draw:style-name="gr13" draw:text-style-name="P5" draw:layer="layout" draw:type="line" svg:x1="10.366cm" svg:y1="4.811cm" svg:x2="10.406cm" svg:y2="5.742cm" draw:start-shape="id2" draw:end-shape="id3" draw:end-glue-point="0" svg:d="M10366 4811l40 931" svg:viewBox="0 0 41 932">
          <text:p/>
        </draw:connector>
        <draw:connector draw:style-name="gr14" draw:text-style-name="P5" draw:layer="layout" draw:type="line" svg:x1="10.406cm" svg:y1="6.86cm" svg:x2="10.443cm" svg:y2="7.905cm" draw:start-shape="id3" draw:start-glue-point="2" draw:end-shape="id4" draw:end-glue-point="0" svg:d="M10406 6860l37 1045" svg:viewBox="0 0 38 1046">
          <text:p/>
        </draw:connector>
        <draw:connector draw:style-name="gr15" draw:text-style-name="P5" draw:layer="layout" draw:type="line" svg:x1="10.443cm" svg:y1="8.858cm" svg:x2="10.409cm" svg:y2="9.835cm" draw:start-shape="id4" draw:start-glue-point="2" draw:end-shape="id5" draw:end-glue-point="4" svg:d="M10443 8858l-34 977" svg:viewBox="0 0 35 978">
          <text:p/>
        </draw:connector>
        <draw:connector draw:style-name="gr16" draw:text-style-name="P5" draw:layer="layout" draw:type="line" svg:x1="10.409cm" svg:y1="11.151cm" svg:x2="10.465cm" svg:y2="12.321cm" draw:start-shape="id5" draw:start-glue-point="8" svg:d="M10409 11151l56 1170" svg:viewBox="0 0 57 1171">
          <text:p/>
        </draw:connector>
        <draw:connector draw:style-name="gr17" draw:text-style-name="P5" draw:layer="layout" draw:type="line" svg:x1="10.525cm" svg:y1="16.24cm" svg:x2="10.525cm" svg:y2="16.841cm" draw:start-shape="id6" draw:start-glue-point="2" draw:end-shape="id7" draw:end-glue-point="4" svg:d="M10525 16240v601" svg:viewBox="0 0 1 602">
          <text:p/>
        </draw:connector>
        <draw:connector draw:style-name="gr18" draw:text-style-name="P5" draw:layer="layout" svg:x1="14.335cm" svg:y1="18.446cm" svg:x2="15.294cm" svg:y2="20.103cm" draw:start-shape="id7" draw:start-glue-point="7" draw:end-shape="id8" draw:end-glue-point="0" svg:d="M14335 18446h959v1657" svg:viewBox="0 0 960 1658">
          <text:p/>
        </draw:connector>
        <draw:connector draw:style-name="gr19" draw:text-style-name="P5" draw:layer="layout" svg:x1="6.715cm" svg:y1="18.446cm" svg:x2="6.019cm" svg:y2="20.238cm" draw:start-shape="id7" draw:start-glue-point="5" draw:end-shape="id9" draw:end-glue-point="0" svg:d="M6715 18446h-696v1792" svg:viewBox="0 0 697 1793">
          <text:p/>
        </draw:connector>
        <draw:connector draw:style-name="gr20" draw:text-style-name="P5" draw:layer="layout" draw:line-skew="-4.303cm" svg:x1="8.937cm" svg:y1="25.765cm" svg:x2="7.075cm" svg:y2="10.493cm" draw:start-shape="id10" draw:start-glue-point="6" draw:end-shape="id5" draw:end-glue-point="6" svg:d="M8937 25765h-6667v-15272h4805" svg:viewBox="0 0 6668 15273">
          <text:p/>
        </draw:connector>
        <draw:frame draw:style-name="gr21" draw:text-style-name="P7" draw:layer="layout" svg:width="3.81cm" svg:height="1.27cm" svg:x="14.653cm" svg:y="17.827cm">
          <draw:text-box>
            <text:p text:style-name="P6">Yes</text:p>
          </draw:text-box>
        </draw:frame>
        <draw:frame draw:style-name="gr22" draw:text-style-name="P7" draw:layer="layout" svg:width="2.54cm" svg:height="0.763cm" svg:x="5.445cm" svg:y="17.827cm">
          <draw:text-box>
            <text:p text:style-name="P6">NO</text:p>
          </draw:text-box>
        </draw:frame>
        <draw:frame draw:style-name="gr23" draw:text-style-name="P9" draw:layer="layout" svg:width="4.445cm" svg:height="0.952cm" svg:x="1.636cm" svg:y="1.001cm">
          <draw:text-box>
            <text:p text:style-name="P8"><text:span text:style-name="T2">Flow Chart:</text:span></text:p>
          </draw:text-box>
        </draw:frame>
        <draw:custom-shape draw:style-name="gr24" draw:text-style-name="P10" xml:id="id13" draw:id="id13" draw:layer="layout" svg:width="6.35cm" svg:height="1.27cm" svg:x="7.35cm" svg:y="12.43cm">
          <text:p text:style-name="P1">Loop in 1,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svg:x1="15.327cm" svg:y1="23.225cm" svg:x2="11.006cm" svg:y2="24.134cm" draw:start-shape="id11" draw:start-glue-point="2" draw:end-shape="id12" draw:end-glue-point="10" svg:d="M15327 23225v909h-4321" svg:viewBox="0 0 4322 910">
          <text:p/>
        </draw:connector>
        <draw:connector draw:style-name="gr26" draw:text-style-name="P11" draw:layer="layout" draw:type="line" svg:x1="15.294cm" svg:y1="21.373cm" svg:x2="15.327cm" svg:y2="22.223cm" draw:start-shape="id8" draw:start-glue-point="2" draw:end-shape="id11" draw:end-glue-point="0" svg:d="M15294 21373l33 850" svg:viewBox="0 0 34 851">
          <text:p/>
        </draw:connector>
        <draw:custom-shape draw:style-name="gr27" draw:text-style-name="P12" xml:id="id10" draw:id="id10" draw:layer="layout" svg:width="1.588cm" svg:height="1.27cm" svg:x="8.937cm" svg:y="2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1" draw:layer="layout" svg:x1="6.019cm" svg:y1="21.955cm" svg:x2="9.418cm" svg:y2="24.09cm" draw:start-shape="id9" draw:start-glue-point="2" draw:end-shape="id12" draw:end-glue-point="6" svg:d="M6019 21955v2135h3399" svg:viewBox="0 0 3400 2136">
          <text:p/>
        </draw:connector>
        <draw:connector draw:style-name="gr29" draw:text-style-name="P11" draw:layer="layout" draw:line-skew="0cm 5.213cm" svg:x1="10.773cm" svg:y1="24.577cm" svg:x2="13.7cm" svg:y2="13.065cm" draw:start-shape="id12" draw:start-glue-point="9" draw:end-shape="id13" draw:end-glue-point="10" svg:d="M10773 24577v672h8642v-12184h-5715" svg:viewBox="0 0 8643 12185">
          <text:p/>
        </draw:connector>
        <draw:connector draw:style-name="gr30" draw:text-style-name="P11" draw:layer="layout" svg:x1="9.65cm" svg:y1="24.546cm" svg:x2="9.731cm" svg:y2="25.13cm" draw:start-shape="id12" draw:start-glue-point="7" draw:end-shape="id10" draw:end-glue-point="4" svg:d="M9650 24546v393h81v191" svg:viewBox="0 0 82 585">
          <text:p/>
        </draw:connector>
        <draw:connector draw:style-name="gr31" draw:text-style-name="P11" draw:layer="layout" draw:type="line" svg:x1="9.731cm" svg:y1="26.4cm" svg:x2="9.892cm" svg:y2="27.352cm" draw:start-shape="id10" draw:start-glue-point="8" draw:end-shape="id14" draw:end-glue-point="0" svg:d="M9731 26400l161 952" svg:viewBox="0 0 162 953">
          <text:p/>
        </draw:connector>
        <draw:connector draw:style-name="gr32" draw:text-style-name="P11" draw:layer="layout" draw:type="line" svg:x1="10.525cm" svg:y1="13.7cm" svg:x2="10.525cm" svg:y2="14.75cm" draw:start-shape="id13" draw:start-glue-point="8" draw:end-shape="id6" draw:end-glue-point="0" svg:d="M10525 13700v1050" svg:viewBox="0 0 1 10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8T22:20:14.581823102</meta:creation-date>
    <dc:date>2023-09-18T22:42:57.658580983</dc:date>
    <meta:editing-duration>PT10M56S</meta:editing-duration>
    <meta:editing-cycles>1</meta:editing-cycles>
    <meta:document-statistic meta:object-count="33"/>
    <meta:generator>LibreOffice/7.3.7.2$Linux_X86_64 LibreOffice_project/30$Build-2</meta:generator>
  </office:meta>
</office:document-meta>
</file>